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00000001008EC61584CF8A7EA0.png" manifest:media-type="image/png"/>
  <manifest:file-entry manifest:full-path="Pictures/1000020100000200000002000AD42B01108BEAA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 Mono" svg:font-family="'Ubuntu Mono'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in" fo:border="none" style:shadow="none"/>
      <style:text-properties style:font-name="Calibri Light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Calibri Light" fo:font-size="14pt" fo:font-weight="bold" officeooo:rsid="002b9c2b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i Light" officeooo:paragraph-rsid="0039fd1e"/>
    </style:style>
    <style:style style:name="P4" style:family="paragraph" style:parent-style-name="Standard">
      <style:text-properties style:font-name="Calibri Light" officeooo:paragraph-rsid="003c24e9"/>
    </style:style>
    <style:style style:name="P5" style:family="paragraph" style:parent-style-name="Standard">
      <style:text-properties style:font-name="Calibri Light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officeooo:paragraph-rsid="0039218c"/>
    </style:style>
    <style:style style:name="P7" style:family="paragraph" style:parent-style-name="Standard">
      <style:text-properties style:font-name="Calibri"/>
    </style:style>
    <style:style style:name="P8" style:family="paragraph" style:parent-style-name="Standard">
      <style:text-properties officeooo:paragraph-rsid="0057f1fe"/>
    </style:style>
    <style:style style:name="P9" style:family="paragraph" style:parent-style-name="Standard">
      <style:text-properties officeooo:paragraph-rsid="005a70f1"/>
    </style:style>
    <style:style style:name="P10" style:family="paragraph" style:parent-style-name="Standard" style:list-style-name="L1">
      <style:text-properties officeooo:paragraph-rsid="005ae6c3"/>
    </style:style>
    <style:style style:name="P11" style:family="paragraph" style:parent-style-name="Standard" style:list-style-name="L1">
      <style:text-properties officeooo:paragraph-rsid="005610dc"/>
    </style:style>
    <style:style style:name="P12" style:family="paragraph" style:parent-style-name="Standard" style:list-style-name="L1">
      <style:text-properties officeooo:paragraph-rsid="0033504a"/>
    </style:style>
    <style:style style:name="P13" style:family="paragraph" style:parent-style-name="Standard" style:list-style-name="L1">
      <style:text-properties style:font-name="Calibri Light"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 style:list-style-name="L1">
      <style:text-properties style:font-name="Calibri Light" fo:font-size="13pt" fo:font-weight="bold" officeooo:paragraph-rsid="0039fd1e" style:font-size-asian="13pt" style:font-weight-asian="bold" style:font-size-complex="13pt" style:font-weight-complex="bold"/>
    </style:style>
    <style:style style:name="P15" style:family="paragraph" style:parent-style-name="Standard" style:list-style-name="L1">
      <style:text-properties style:font-name="Calibri Light" fo:font-size="13pt" fo:font-weight="bold" officeooo:rsid="00455a19" officeooo:paragraph-rsid="00455a19" style:font-size-asian="13pt" style:font-weight-asian="bold" style:font-size-complex="13pt" style:font-weight-complex="bold"/>
    </style:style>
    <style:style style:name="P16" style:family="paragraph" style:parent-style-name="Standard" style:list-style-name="L1">
      <style:text-properties style:font-name="Calibri Light" fo:font-size="13pt" officeooo:rsid="003e5529" officeooo:paragraph-rsid="003e5529" style:font-size-asian="13pt" style:font-size-complex="13pt"/>
    </style:style>
    <style:style style:name="P17" style:family="paragraph" style:parent-style-name="Standard" style:list-style-name="L1">
      <style:text-properties style:font-name="Calibri Light" fo:font-size="13pt" officeooo:rsid="00455a19" officeooo:paragraph-rsid="00455a19" style:font-size-asian="13pt" style:font-size-complex="13pt"/>
    </style:style>
    <style:style style:name="P18" style:family="paragraph" style:parent-style-name="Standard" style:list-style-name="L1">
      <style:text-properties style:font-name="Calibri Light" officeooo:paragraph-rsid="0039fd1e"/>
    </style:style>
    <style:style style:name="P19" style:family="paragraph" style:parent-style-name="Standard" style:list-style-name="L1">
      <style:text-properties style:font-name="Calibri Light" officeooo:paragraph-rsid="003e5529"/>
    </style:style>
    <style:style style:name="P20" style:family="paragraph" style:parent-style-name="Standard" style:list-style-name="L1">
      <style:text-properties style:font-name="Calibri Light" officeooo:paragraph-rsid="003c24e9"/>
    </style:style>
    <style:style style:name="P21" style:family="paragraph" style:parent-style-name="Standard" style:list-style-name="L1">
      <style:text-properties style:font-name="Calibri Light" officeooo:paragraph-rsid="004f52fe"/>
    </style:style>
    <style:style style:name="P22" style:family="paragraph" style:parent-style-name="Standard" style:list-style-name="L1">
      <style:text-properties style:font-name="Calibri Light" officeooo:paragraph-rsid="00418484"/>
    </style:style>
    <style:style style:name="P23" style:family="paragraph" style:parent-style-name="Standard" style:list-style-name="L1">
      <style:text-properties style:font-name="Calibri Light" fo:font-size="14pt" fo:font-weight="bold" officeooo:rsid="0039218c" officeooo:paragraph-rsid="0039fd1e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text-properties style:font-name="Calibri Light" fo:font-size="14pt" officeooo:rsid="002b9c2b" officeooo:paragraph-rsid="0039fd1e" style:font-size-asian="14pt" style:font-size-complex="14pt"/>
    </style:style>
    <style:style style:name="P25" style:family="paragraph" style:parent-style-name="Standard" style:list-style-name="L1">
      <style:text-properties style:font-name="Calibri"/>
    </style:style>
    <style:style style:name="P26" style:family="paragraph" style:parent-style-name="Standard" style:list-style-name="L1">
      <style:text-properties style:font-name="Calibri" officeooo:paragraph-rsid="0039218c"/>
    </style:style>
    <style:style style:name="P27" style:family="paragraph" style:parent-style-name="Standard" style:list-style-name="L1">
      <style:text-properties style:font-name="Calibri" officeooo:paragraph-rsid="003b9f64"/>
    </style:style>
    <style:style style:name="P28" style:family="paragraph" style:parent-style-name="Standard" style:list-style-name="L1">
      <style:text-properties style:font-name="Calibri" officeooo:paragraph-rsid="0057f1fe"/>
    </style:style>
    <style:style style:name="P29" style:family="paragraph" style:parent-style-name="Standard" style:list-style-name="L1">
      <style:text-properties style:font-name="Calibri" officeooo:paragraph-rsid="005ae6c3"/>
    </style:style>
    <style:style style:name="P30" style:family="paragraph" style:parent-style-name="Standard" style:list-style-name="L1">
      <style:text-properties style:font-name="Calibri" officeooo:paragraph-rsid="004c60ad"/>
    </style:style>
    <style:style style:name="P31" style:family="paragraph" style:parent-style-name="Standard" style:list-style-name="L1">
      <style:text-properties style:font-name="Calibri" officeooo:paragraph-rsid="004da113"/>
    </style:style>
    <style:style style:name="P32" style:family="paragraph" style:parent-style-name="Standard" style:list-style-name="L1">
      <style:text-properties style:font-name="Calibri" officeooo:paragraph-rsid="005a70f1"/>
    </style:style>
    <style:style style:name="P33" style:family="paragraph" style:parent-style-name="Standard" style:list-style-name="L1">
      <style:text-properties style:font-name="Calibri" officeooo:paragraph-rsid="004f52fe"/>
    </style:style>
    <style:style style:name="P34" style:family="paragraph" style:parent-style-name="Standard" style:list-style-name="L1">
      <style:text-properties style:font-name="Calibri" officeooo:paragraph-rsid="00502c39"/>
    </style:style>
    <style:style style:name="P35" style:family="paragraph" style:parent-style-name="Standard" style:list-style-name="L1">
      <style:text-properties style:font-name="Calibri" officeooo:paragraph-rsid="0052dd45"/>
    </style:style>
    <style:style style:name="P36" style:family="paragraph" style:parent-style-name="Standard" style:list-style-name="L1">
      <style:text-properties style:font-name="Ubuntu Mono" officeooo:paragraph-rsid="00248f7f"/>
    </style:style>
    <style:style style:name="P37" style:family="paragraph" style:parent-style-name="Standard" style:list-style-name="L1">
      <style:text-properties style:font-name="Ubuntu Mono" officeooo:paragraph-rsid="0036739b"/>
    </style:style>
    <style:style style:name="P38" style:family="paragraph" style:parent-style-name="Standard" style:list-style-name="L1">
      <style:text-properties style:font-name="Ubuntu Mono" officeooo:paragraph-rsid="0039218c"/>
    </style:style>
    <style:style style:name="P39" style:family="paragraph" style:parent-style-name="Standard" style:list-style-name="L1">
      <style:text-properties style:font-name="Ubuntu Mono" officeooo:paragraph-rsid="005c83f3"/>
    </style:style>
    <style:style style:name="P40" style:family="paragraph" style:parent-style-name="Standard" style:list-style-name="L1">
      <style:text-properties style:font-name="Ubuntu Mono" officeooo:paragraph-rsid="005db1e0"/>
    </style:style>
    <style:style style:name="T1" style:family="text">
      <style:text-properties style:font-name="Calibri Light" fo:font-size="13pt" fo:font-weight="normal" officeooo:rsid="00327b34" style:font-size-asian="13pt" style:font-weight-asian="normal" style:font-size-complex="13pt" style:font-weight-complex="normal"/>
    </style:style>
    <style:style style:name="T2" style:family="text">
      <style:text-properties style:font-name="Calibri Light" fo:font-size="13pt" fo:font-weight="normal" officeooo:rsid="003e5529" style:font-size-asian="13pt" style:font-weight-asian="normal" style:font-size-complex="13pt" style:font-weight-complex="normal"/>
    </style:style>
    <style:style style:name="T3" style:family="text">
      <style:text-properties style:font-name="Calibri Light" fo:font-size="13pt" fo:font-weight="normal" officeooo:rsid="0040080f" style:font-size-asian="13pt" style:font-weight-asian="normal" style:font-size-complex="13pt" style:font-weight-complex="normal"/>
    </style:style>
    <style:style style:name="T4" style:family="text">
      <style:text-properties style:font-name="Calibri Light" fo:font-size="13pt" fo:font-weight="normal" officeooo:rsid="003b9f64" style:font-size-asian="13pt" style:font-weight-asian="normal" style:font-size-complex="13pt" style:font-weight-complex="normal"/>
    </style:style>
    <style:style style:name="T5" style:family="text">
      <style:text-properties style:font-name="Calibri Light" fo:font-size="13pt" fo:font-weight="normal" officeooo:rsid="004bfd95" style:font-size-asian="13pt" style:font-weight-asian="normal" style:font-size-complex="13pt" style:font-weight-complex="normal"/>
    </style:style>
    <style:style style:name="T6" style:family="text">
      <style:text-properties style:font-name="Calibri Light" fo:font-size="13pt" fo:font-weight="normal" officeooo:rsid="004c60ad" style:font-size-asian="13pt" style:font-weight-asian="normal" style:font-size-complex="13pt" style:font-weight-complex="normal"/>
    </style:style>
    <style:style style:name="T7" style:family="text">
      <style:text-properties style:font-name="Calibri Light" fo:font-size="13pt" fo:font-weight="normal" officeooo:rsid="004c4f47" style:font-size-asian="13pt" style:font-weight-asian="normal" style:font-size-complex="13pt" style:font-weight-complex="normal"/>
    </style:style>
    <style:style style:name="T8" style:family="text">
      <style:text-properties style:font-name="Calibri Light" fo:font-size="13pt" fo:font-weight="normal" officeooo:rsid="004f52fe" style:font-size-asian="13pt" style:font-weight-asian="normal" style:font-size-complex="13pt" style:font-weight-complex="normal"/>
    </style:style>
    <style:style style:name="T9" style:family="text">
      <style:text-properties style:font-name="Calibri Light" fo:font-size="13pt" fo:font-weight="normal" officeooo:rsid="00418484" style:font-size-asian="13pt" style:font-weight-asian="normal" style:font-size-complex="13pt" style:font-weight-complex="normal"/>
    </style:style>
    <style:style style:name="T10" style:family="text">
      <style:text-properties style:font-name="Calibri Light" fo:font-size="13pt" fo:font-weight="normal" officeooo:rsid="0057f1fe" style:font-size-asian="13pt" style:font-weight-asian="normal" style:font-size-complex="13pt" style:font-weight-complex="normal"/>
    </style:style>
    <style:style style:name="T11" style:family="text">
      <style:text-properties style:font-name="Calibri Light" fo:font-size="13pt" fo:font-weight="normal" officeooo:rsid="004da113" style:font-size-asian="13pt" style:font-weight-asian="normal" style:font-size-complex="13pt" style:font-weight-complex="normal"/>
    </style:style>
    <style:style style:name="T12" style:family="text">
      <style:text-properties style:font-name="Calibri Light" fo:font-size="13pt" fo:font-weight="normal" officeooo:rsid="0051ee24" style:font-size-asian="13pt" style:font-weight-asian="normal" style:font-size-complex="13pt" style:font-weight-complex="normal"/>
    </style:style>
    <style:style style:name="T13" style:family="text">
      <style:text-properties style:font-name="Calibri Light" fo:font-size="13pt" fo:font-weight="normal" officeooo:rsid="005a70f1" style:font-size-asian="13pt" style:font-weight-asian="normal" style:font-size-complex="13pt" style:font-weight-complex="normal"/>
    </style:style>
    <style:style style:name="T14" style:family="text">
      <style:text-properties style:font-name="Calibri Light" fo:font-size="13pt" fo:font-weight="normal" officeooo:rsid="0059bde6" style:font-size-asian="13pt" style:font-weight-asian="normal" style:font-size-complex="13pt" style:font-weight-complex="normal"/>
    </style:style>
    <style:style style:name="T15" style:family="text">
      <style:text-properties style:font-name="Calibri Light" fo:font-size="13pt" fo:font-weight="normal" officeooo:rsid="005610dc" style:font-size-asian="13pt" style:font-weight-asian="normal" style:font-size-complex="13pt" style:font-weight-complex="normal"/>
    </style:style>
    <style:style style:name="T16" style:family="text">
      <style:text-properties style:font-name="Calibri Light" fo:font-size="13pt" fo:font-weight="normal" officeooo:rsid="00502c39" style:font-size-asian="13pt" style:font-weight-asian="normal" style:font-size-complex="13pt" style:font-weight-complex="normal"/>
    </style:style>
    <style:style style:name="T17" style:family="text">
      <style:text-properties style:font-name="Calibri Light" fo:font-size="13pt" fo:font-weight="normal" officeooo:rsid="0052dd45" style:font-size-asian="13pt" style:font-weight-asian="normal" style:font-size-complex="13pt" style:font-weight-complex="normal"/>
    </style:style>
    <style:style style:name="T18" style:family="text">
      <style:text-properties style:font-name="Calibri Light" fo:font-size="13pt" fo:font-weight="normal" officeooo:rsid="0050c520" style:font-size-asian="13pt" style:font-weight-asian="normal" style:font-size-complex="13pt" style:font-weight-complex="normal"/>
    </style:style>
    <style:style style:name="T19" style:family="text">
      <style:text-properties style:font-name="Calibri Light" fo:font-size="13pt" fo:font-weight="normal" officeooo:rsid="00547cfc" style:font-size-asian="13pt" style:font-weight-asian="normal" style:font-size-complex="13pt" style:font-weight-complex="normal"/>
    </style:style>
    <style:style style:name="T20" style:family="text">
      <style:text-properties style:font-name="Calibri Light" fo:font-size="13pt" fo:font-weight="normal" officeooo:rsid="00538900" style:font-size-asian="13pt" style:font-weight-asian="normal" style:font-size-complex="13pt" style:font-weight-complex="normal"/>
    </style:style>
    <style:style style:name="T21" style:family="text">
      <style:text-properties style:font-name="Calibri Light" fo:font-size="13pt" fo:font-weight="normal" officeooo:rsid="0036739b" style:font-size-asian="13pt" style:font-weight-asian="normal" style:font-size-complex="13pt" style:font-weight-complex="normal"/>
    </style:style>
    <style:style style:name="T22" style:family="text">
      <style:text-properties style:font-name="Calibri Light" fo:font-size="13pt" fo:font-weight="normal" officeooo:rsid="0039218c" style:font-size-asian="13pt" style:font-weight-asian="normal" style:font-size-complex="13pt" style:font-weight-complex="normal"/>
    </style:style>
    <style:style style:name="T23" style:family="text">
      <style:text-properties style:font-name="Calibri Light" fo:font-size="13pt" fo:font-weight="normal" officeooo:rsid="0018bcb8" style:font-size-asian="13pt" style:font-weight-asian="normal" style:font-size-complex="13pt" style:font-weight-complex="normal"/>
    </style:style>
    <style:style style:name="T24" style:family="text">
      <style:text-properties style:font-name="Calibri Light" fo:font-size="13pt" fo:font-weight="normal" officeooo:rsid="0033504a" style:font-size-asian="13pt" style:font-weight-asian="normal" style:font-size-complex="13pt" style:font-weight-complex="normal"/>
    </style:style>
    <style:style style:name="T25" style:family="text">
      <style:text-properties style:font-name="Calibri Light" fo:font-size="13pt" fo:font-weight="normal" officeooo:rsid="005b7a32" style:font-size-asian="13pt" style:font-weight-asian="normal" style:font-size-complex="13pt" style:font-weight-complex="normal"/>
    </style:style>
    <style:style style:name="T26" style:family="text">
      <style:text-properties style:font-name="Calibri Light" fo:font-size="13pt" fo:font-weight="bold" style:font-size-asian="13pt" style:font-weight-asian="bold" style:font-size-complex="13pt" style:font-weight-complex="bold"/>
    </style:style>
    <style:style style:name="T27" style:family="text">
      <style:text-properties style:font-name="Calibri Light" fo:font-size="13pt" fo:font-weight="bold" officeooo:rsid="00327b34" style:font-size-asian="13pt" style:font-weight-asian="bold" style:font-size-complex="13pt" style:font-weight-complex="bold"/>
    </style:style>
    <style:style style:name="T28" style:family="text">
      <style:text-properties style:font-name="Calibri Light" fo:font-size="13pt" fo:font-weight="bold" officeooo:rsid="003c24e9" style:font-size-asian="13pt" style:font-weight-asian="bold" style:font-size-complex="13pt" style:font-weight-complex="bold"/>
    </style:style>
    <style:style style:name="T29" style:family="text">
      <style:text-properties style:font-name="Calibri Light" fo:font-size="13pt" fo:font-weight="bold" officeooo:rsid="004da113" style:font-size-asian="13pt" style:font-weight-asian="bold" style:font-size-complex="13pt" style:font-weight-complex="bold"/>
    </style:style>
    <style:style style:name="T30" style:family="text">
      <style:text-properties style:font-name="Calibri Light" fo:font-size="13pt" fo:font-weight="bold" officeooo:rsid="0039218c" style:font-size-asian="13pt" style:font-weight-asian="bold" style:font-size-complex="13pt" style:font-weight-complex="bold"/>
    </style:style>
    <style:style style:name="T31" style:family="text">
      <style:text-properties style:font-name="Calibri Light" fo:font-size="13pt" fo:font-weight="bold" officeooo:rsid="0039d095" style:font-size-asian="13pt" style:font-weight-asian="bold" style:font-size-complex="13pt" style:font-weight-complex="bold"/>
    </style:style>
    <style:style style:name="T32" style:family="text">
      <style:text-properties style:font-name="Calibri Light" fo:font-size="13pt" fo:font-weight="bold" officeooo:rsid="004f52fe" style:font-size-asian="13pt" style:font-weight-asian="bold" style:font-size-complex="13pt" style:font-weight-complex="bold"/>
    </style:style>
    <style:style style:name="T33" style:family="text">
      <style:text-properties style:font-name="Calibri Light" fo:font-size="13pt" fo:font-weight="bold" officeooo:rsid="0057f1fe" style:font-size-asian="13pt" style:font-weight-asian="bold" style:font-size-complex="13pt" style:font-weight-complex="bold"/>
    </style:style>
    <style:style style:name="T34" style:family="text">
      <style:text-properties style:font-name="Calibri Light" fo:font-size="13pt" fo:font-weight="bold" officeooo:rsid="003b9f64" style:font-size-asian="13pt" style:font-weight-asian="bold" style:font-size-complex="13pt" style:font-weight-complex="bold"/>
    </style:style>
    <style:style style:name="T35" style:family="text">
      <style:text-properties style:font-name="Calibri Light" fo:font-size="13pt" fo:font-weight="bold" officeooo:rsid="00248f7f" style:font-size-asian="13pt" style:font-weight-asian="bold" style:font-size-complex="13pt" style:font-weight-complex="bold"/>
    </style:style>
    <style:style style:name="T36" style:family="text">
      <style:text-properties style:font-name="Calibri Light" fo:font-size="13pt" fo:font-weight="bold" officeooo:rsid="0036739b" style:font-size-asian="13pt" style:font-weight-asian="bold" style:font-size-complex="13pt" style:font-weight-complex="bold"/>
    </style:style>
    <style:style style:name="T37" style:family="text">
      <style:text-properties style:font-name="Calibri Light" fo:font-size="13pt" fo:font-weight="bold" officeooo:rsid="0033504a" style:font-size-asian="13pt" style:font-weight-asian="bold" style:font-size-complex="13pt" style:font-weight-complex="bold"/>
    </style:style>
    <style:style style:name="T38" style:family="text">
      <style:text-properties style:font-name="Calibri Light" fo:font-size="13pt" fo:font-weight="bold" officeooo:rsid="005ae6c3" style:font-size-asian="13pt" style:font-weight-asian="bold" style:font-size-complex="13pt" style:font-weight-complex="bold"/>
    </style:style>
    <style:style style:name="T39" style:family="text">
      <style:text-properties style:font-name="Calibri Light" fo:font-size="13pt" style:font-size-asian="13pt" style:font-size-complex="13pt"/>
    </style:style>
    <style:style style:name="T40" style:family="text">
      <style:text-properties style:font-name="Calibri Light" fo:font-size="13pt" fo:language="en" fo:country="US" fo:font-weight="bold" officeooo:rsid="0039218c" style:font-size-asian="13pt" style:font-weight-asian="bold" style:font-size-complex="13pt" style:font-weight-complex="bold"/>
    </style:style>
    <style:style style:name="T41" style:family="text">
      <style:text-properties style:font-name="Calibri Light" fo:font-size="13pt" fo:language="en" fo:country="US" fo:font-weight="bold" officeooo:rsid="0036739b" style:font-size-asian="13pt" style:font-weight-asian="bold" style:font-size-complex="13pt" style:font-weight-complex="bold"/>
    </style:style>
    <style:style style:name="T42" style:family="text">
      <style:text-properties style:font-name="Calibri Light" fo:font-size="13pt" fo:language="en" fo:country="US" fo:font-weight="bold" officeooo:rsid="005c83f3" style:font-size-asian="13pt" style:font-weight-asian="bold" style:font-size-complex="13pt" style:font-weight-complex="bold"/>
    </style:style>
    <style:style style:name="T43" style:family="text">
      <style:text-properties style:font-name="Calibri Light" fo:font-size="13pt" fo:language="en" fo:country="US" fo:font-weight="bold" officeooo:rsid="0057f1fe" style:font-size-asian="13pt" style:font-weight-asian="bold" style:font-size-complex="13pt" style:font-weight-complex="bold"/>
    </style:style>
    <style:style style:name="T44" style:family="text">
      <style:text-properties style:font-name="Calibri Light" fo:font-size="13pt" fo:language="en" fo:country="US" fo:font-weight="normal" officeooo:rsid="0039218c" style:font-size-asian="13pt" style:font-weight-asian="normal" style:font-size-complex="13pt" style:font-weight-complex="normal"/>
    </style:style>
    <style:style style:name="T45" style:family="text">
      <style:text-properties style:font-name="Calibri Light" fo:font-size="13pt" fo:language="en" fo:country="US" fo:font-weight="normal" officeooo:rsid="0036739b" style:font-size-asian="13pt" style:font-weight-asian="normal" style:font-size-complex="13pt" style:font-weight-complex="normal"/>
    </style:style>
    <style:style style:name="T46" style:family="text">
      <style:text-properties officeooo:rsid="0039fd1e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2374ac" style:font-weight-asian="normal" style:font-weight-complex="normal"/>
    </style:style>
    <style:style style:name="T49" style:family="text">
      <style:text-properties fo:font-size="13pt" style:font-size-asian="13pt" style:font-size-complex="13pt"/>
    </style:style>
    <style:style style:name="T50" style:family="text">
      <style:text-properties fo:font-size="13pt" officeooo:rsid="002374ac" style:font-size-asian="13pt" style:font-size-complex="13pt"/>
    </style:style>
    <style:style style:name="T51" style:family="text">
      <style:text-properties fo:font-size="13pt" fo:font-weight="normal" style:font-size-asian="13pt" style:font-weight-asian="normal" style:font-size-complex="13pt" style:font-weight-complex="normal"/>
    </style:style>
    <style:style style:name="T52" style:family="text">
      <style:text-properties fo:font-size="13pt" fo:font-weight="normal" officeooo:rsid="002b9c2b" style:font-size-asian="13pt" style:font-weight-asian="normal" style:font-size-complex="13pt" style:font-weight-complex="normal"/>
    </style:style>
    <style:style style:name="T53" style:family="text">
      <style:text-properties fo:font-size="13pt" fo:font-weight="normal" officeooo:rsid="0039fd1e" style:font-size-asian="13pt" style:font-weight-asian="normal" style:font-size-complex="13pt" style:font-weight-complex="normal"/>
    </style:style>
    <style:style style:name="T54" style:family="text">
      <style:text-properties fo:font-size="13pt" fo:font-weight="normal" officeooo:rsid="002374ac" style:font-size-asian="13pt" style:font-weight-asian="normal" style:font-size-complex="13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iling</text:p>
      <text:p text:style-name="P2"/>
      <text:list xml:id="list3870056297" text:style-name="L1">
        <text:list-item>
          <text:p text:style-name="P13">Install the following packages before starting the compilation:</text:p>
          <text:list>
            <text:list-item>
              <text:p text:style-name="P18"><text:span text:style-name="T50">CodeBlocks IDE ( </text:span><text:a xlink:type="simple" xlink:href="http://www.codeblocks.org/" text:style-name="Internet_20_link" text:visited-style-name="Visited_20_Internet_20_Link"><text:span text:style-name="T50">http://www.codeblocks.org/</text:span></text:a><text:span text:style-name="T50"> ).</text:span></text:p>
            </text:list-item>
            <text:list-item>
              <text:p text:style-name="P23"><text:span text:style-name="T52">C</text:span><text:span text:style-name="T51">M</text:span><text:span text:style-name="T53">ake</text:span><text:span text:style-name="T51"> (</text:span><text:a xlink:type="simple" xlink:href="https://cmake.org/" text:style-name="Internet_20_link" text:visited-style-name="Visited_20_Internet_20_Link"><text:span text:style-name="T51">https://cmake.org/</text:span></text:a><text:span text:style-name="T51">)</text:span></text:p>
            </text:list-item>
          </text:list>
        </text:list-item>
      </text:list>
      <text:p text:style-name="P5"/>
      <text:list xml:id="list225731190099074" text:continue-numbering="true" text:style-name="L1">
        <text:list-item>
          <text:p text:style-name="P14">Install the following packages before starting the compilation <text:span text:style-name="T46">if you are building on Windows</text:span>:</text:p>
          <text:list>
            <text:list-item>
              <text:p text:style-name="P24"><text:span text:style-name="T49">TDM GCC compiler ( </text:span><text:a xlink:type="simple" xlink:href="http://tdm-gcc.tdragon.net/" text:style-name="Internet_20_link" text:visited-style-name="Visited_20_Internet_20_Link"><text:span text:style-name="T49">http://tdm-gcc.tdragon.net/</text:span></text:a><text:span text:style-name="T49"> ). Choose the 32bit or 64bit compiler.</text:span></text:p>
            </text:list-item>
            <text:list-item>
              <text:p text:style-name="P18"><text:span text:style-name="T54">MSYS ( </text:span><text:a xlink:type="simple" xlink:href="http://www.mingw.org/wiki/msys" text:style-name="Internet_20_link" text:visited-style-name="Visited_20_Internet_20_Link"><text:span text:style-name="T54">http://www.mingw.org/wiki/msys</text:span></text:a><text:span text:style-name="T54"> ). </text:span></text:p>
            </text:list-item>
            <text:list-item>
              <text:p text:style-name="P16"><text:span text:style-name="T48">R</text:span><text:span text:style-name="T47">un MSYS and type: gcc <text:s/>-v. Check COLLECT_GCC path. This should be something like c:\TDM-GCC-64\bin\gcc.exe. </text:span></text:p>
            </text:list-item>
            <text:list-item>
              <text:p text:style-name="P18"><text:span text:style-name="Source_20_Text"><text:span text:style-name="T1">Setup CodeBlocks IDE to use the previously installed TDM-32 bit or TDM-64 bit compiler.</text:span></text:span><text:span text:style-name="Source_20_Text"><text:span text:style-name="T2"> Open CodeBlocks and go to [settings]-&gt;[compiler]-&gt;[toolchain executables]. </text:span></text:span><text:span text:style-name="Source_20_Text"><text:span text:style-name="T3">Change [compiler installation directory] path to TDM GCC compiler installation folder like </text:span></text:span><text:a xlink:type="simple" xlink:href="../../../Users/TDM-GCC-64" text:style-name="Internet_20_link" text:visited-style-name="Visited_20_Internet_20_Link"><text:span text:style-name="Source_20_Text"><text:span text:style-name="T3">C:\TDM-GCC-64</text:span></text:span></text:a><text:span text:style-name="Source_20_Text"><text:span text:style-name="T3"> for 64 bit build and choose auto detect.</text:span></text:span></text:p>
            </text:list-item>
            <text:list-item>
              <text:p text:style-name="P19"><text:span text:style-name="Source_20_Text"><text:span text:style-name="T2">Install NSIS ( </text:span></text:span><text:a xlink:type="simple" xlink:href="https://nsis.sourceforge.io/Download" text:style-name="Internet_20_link" text:visited-style-name="Visited_20_Internet_20_Link"><text:span text:style-name="Source_20_Text"><text:span text:style-name="T2">https://nsis.sourceforge.io/Download</text:span></text:span></text:a><text:span text:style-name="Source_20_Text"><text:span text:style-name="T2"> ). This is for creating installation package.</text:span></text:span></text:p>
            </text:list-item>
          </text:list>
        </text:list-item>
      </text:list>
      <text:p text:style-name="P3"><text:span text:style-name="Source_20_Text"><text:span text:style-name="T1"/></text:span></text:p>
      <text:list xml:id="list225730164643435" text:continue-numbering="true" text:style-name="L1">
        <text:list-item>
          <text:p text:style-name="P20"><text:span text:style-name="Source_20_Text"><text:span text:style-name="T27">Install </text:span></text:span><text:span text:style-name="Source_20_Text"><text:span text:style-name="T28">Xcode and Xcode command line tools in you are building on MACOSX</text:span></text:span><text:span text:style-name="Source_20_Text"><text:span text:style-name="T27">.</text:span></text:span></text:p>
        </text:list-item>
      </text:list>
      <text:p text:style-name="P4"><text:span text:style-name="Source_20_Text"><text:span text:style-name="T27"/></text:span></text:p>
      <text:list xml:id="list225731489882524" text:continue-numbering="true" text:style-name="L1">
        <text:list-item>
          <text:p text:style-name="P15">Install on Linux( Ubuntu ):</text:p>
          <text:list>
            <text:list-item>
              <text:p text:style-name="P17">Synaptic Package Manager.</text:p>
            </text:list-item>
            <text:list-item>
              <text:p text:style-name="P17">Install the following packages using synaptic package manager: </text:p>
              <text:list>
                <text:list-item>
                  <text:p text:style-name="P17">Gnu c++ compiler: build-essential</text:p>
                </text:list-item>
                <text:list-item>
                  <text:p text:style-name="P17">Gtk+ development libraries: libgtk-3-dev </text:p>
                </text:list-item>
                <text:list-item>
                  <text:p text:style-name="P17">Libudev: libudev-dev </text:p>
                </text:list-item>
                <text:list-item>
                  <text:p text:style-name="P17">OpenGL development libraries: libgl1-mesa-dev</text:p>
                </text:list-item>
              </text:list>
            </text:list-item>
          </text:list>
        </text:list-item>
      </text:list>
      <text:p text:style-name="P4"><text:span text:style-name="Source_20_Text"><text:span text:style-name="T27"/></text:span></text:p>
      <text:list xml:id="list225731520631116" text:continue-numbering="true" text:style-name="L1">
        <text:list-item>
          <text:p text:style-name="P25"><text:span text:style-name="Source_20_Text"><text:span text:style-name="T26">Extract sources to the directory of your choosing.</text:span></text:span></text:p>
          <text:p text:style-name="P25"><text:span text:style-name="Source_20_Text"><text:span text:style-name="T26"/></text:span></text:p>
        </text:list-item>
        <text:list-item>
          <text:p text:style-name="P26"><text:span text:style-name="Source_20_Text"><text:span text:style-name="T29">Create</text:span></text:span><text:span text:style-name="Source_20_Text"><text:span text:style-name="T30"> build directory. </text:span></text:span><text:span text:style-name="Source_20_Text"><text:span text:style-name="T31">This can be the same or different directory from your sources.</text:span></text:span></text:p>
          <text:p text:style-name="P26"><text:span text:style-name="Source_20_Text"><text:span text:style-name="T30"/></text:span></text:p>
        </text:list-item>
        <text:list-item>
          <text:p text:style-name="P27"><text:span text:style-name="Source_20_Text"><text:span text:style-name="T30">First </text:span></text:span><text:span text:style-name="Source_20_Text"><text:span text:style-name="T32">s</text:span></text:span><text:span text:style-name="Source_20_Text"><text:span text:style-name="T30">t</text:span></text:span><text:span text:style-name="Source_20_Text"><text:span text:style-name="T32">ep </text:span></text:span><text:span text:style-name="Source_20_Text"><text:span text:style-name="T33">(Windows)</text:span></text:span><text:span text:style-name="Source_20_Text"><text:span text:style-name="T32">: </text:span></text:span><text:span text:style-name="Source_20_Text"><text:span text:style-name="T30">Configure and generate ’MinGW makefiles’ using Cmake.</text:span></text:span></text:p>
        </text:list-item>
        <text:list-item>
          <text:p text:style-name="P28"><text:span text:style-name="Source_20_Text"><text:span text:style-name="T30">First </text:span></text:span><text:span text:style-name="Source_20_Text"><text:span text:style-name="T32">s</text:span></text:span><text:span text:style-name="Source_20_Text"><text:span text:style-name="T30">t</text:span></text:span><text:span text:style-name="Source_20_Text"><text:span text:style-name="T32">ep </text:span></text:span><text:span text:style-name="Source_20_Text"><text:span text:style-name="T33">(Linux and Mac)</text:span></text:span><text:span text:style-name="Source_20_Text"><text:span text:style-name="T32">: </text:span></text:span><text:span text:style-name="Source_20_Text"><text:span text:style-name="T30">Configure and generate ’</text:span></text:span><text:span text:style-name="Source_20_Text"><text:span text:style-name="T33">Unix</text:span></text:span><text:span text:style-name="Source_20_Text"><text:span text:style-name="T30"> makefiles’ using Cmake.</text:span></text:span></text:p>
          <text:list>
            <text:list-item>
              <text:p text:style-name="P29"><text:span text:style-name="Source_20_Text"><text:span text:style-name="T4">Make sure you </text:span></text:span><text:span text:style-name="Source_20_Text"><text:span text:style-name="T5">enter</text:span></text:span><text:span text:style-name="Source_20_Text"><text:span text:style-name="T4"> the correct build type </text:span></text:span><text:span text:style-name="Source_20_Text"><text:span text:style-name="T5">for</text:span></text:span><text:span text:style-name="Source_20_Text"><text:span text:style-name="T4"> CMAKE_BUILD_TYPE variable </text:span></text:span><text:span text:style-name="Source_20_Text"><text:span text:style-name="T5">(this can be </text:span></text:span><text:span text:style-name="Source_20_Text"><text:span text:style-name="T34">Debug</text:span></text:span><text:span text:style-name="Source_20_Text"><text:span text:style-name="T4"> or </text:span></text:span><text:span text:style-name="Source_20_Text"><text:span text:style-name="T34">Release</text:span></text:span><text:span text:style-name="Source_20_Text"><text:span text:style-name="T5">),</text:span></text:span><text:span text:style-name="Source_20_Text"><text:span text:style-name="T4"> </text:span></text:span><text:span text:style-name="Source_20_Text"><text:span text:style-name="T6">after</text:span></text:span><text:span text:style-name="Source_20_Text"><text:span text:style-name="T5"> performing ’Configure’ ste</text:span></text:span><text:span text:style-name="Source_20_Text"><text:span text:style-name="T7">p.</text:span></text:span></text:p>
            </text:list-item>
            <text:list-item>
              <text:p text:style-name="P30"><text:span text:style-name="Source_20_Text"><text:span text:style-name="T6">Select </text:span></text:span><text:span text:style-name="Source_20_Text"><text:span text:style-name="T5">’Configure’ ste</text:span></text:span><text:span text:style-name="Source_20_Text"><text:span text:style-name="T7">p </text:span></text:span><text:span text:style-name="Source_20_Text"><text:span text:style-name="T8">two times</text:span></text:span><text:span text:style-name="Source_20_Text"><text:span text:style-name="T6">.</text:span></text:span></text:p>
            </text:list-item>
            <text:list-item>
              <text:p text:style-name="P21"><text:span text:style-name="Source_20_Text"><text:span text:style-name="T4">Check that all SCOPEFUN variables are properly set </text:span></text:span><text:span text:style-name="Source_20_Text"><text:span text:style-name="T5">after ’</text:span></text:span><text:span text:style-name="Source_20_Text"><text:span text:style-name="T8">Configure</text:span></text:span><text:span text:style-name="Source_20_Text"><text:span text:style-name="T5">’ step. </text:span></text:span><text:span text:style-name="Source_20_Text"><text:span text:style-name="T4">There should be no red colored configuration variables or errors in cmake prior to generating choosen build system scripts.</text:span></text:span></text:p>
            </text:list-item>
            <text:list-item>
              <text:p text:style-name="P22"><text:span text:style-name="Source_20_Text"><text:span text:style-name="T9">Choose ’</text:span></text:span><text:span text:style-name="Source_20_Text"><text:span text:style-name="T8">G</text:span></text:span><text:span text:style-name="Source_20_Text"><text:span text:style-name="T9">enerate’.</text:span></text:span></text:p>
            </text:list-item>
            <text:list-item>
              <text:p text:style-name="P31"><text:span text:style-name="Source_20_Text"><text:span text:style-name="T6">Open MSYS </text:span></text:span><text:span text:style-name="Source_20_Text"><text:span text:style-name="T10">(Windows), </text:span></text:span><text:span text:style-name="Source_20_Text"><text:span text:style-name="T6">go to your build folder </text:span></text:span><text:span text:style-name="Source_20_Text"><text:span text:style-name="T11">and </text:span></text:span><text:span text:style-name="Source_20_Text"><text:span text:style-name="T10">type</text:span></text:span><text:span text:style-name="Source_20_Text"><text:span text:style-name="T11">: mingw32-make package. </text:span></text:span><text:span text:style-name="Source_20_Text"><text:span text:style-name="T8">This command will bu</text:span></text:span><text:span text:style-name="Source_20_Text"><text:span text:style-name="T12">il</text:span></text:span><text:span text:style-name="Source_20_Text"><text:span text:style-name="T8">d libraries in the ScopeFun source folder.</text:span></text:span></text:p>
            </text:list-item>
            <text:list-item>
              <text:p text:style-name="P32"><text:span text:style-name="Source_20_Text"><text:span text:style-name="T13">Run</text:span></text:span><text:span text:style-name="Source_20_Text"><text:span text:style-name="T14"> terminal (Linux and Mac)</text:span></text:span><text:span text:style-name="Source_20_Text"><text:span text:style-name="T10">, </text:span></text:span><text:span text:style-name="Source_20_Text"><text:span text:style-name="T6">go to your build folder </text:span></text:span><text:span text:style-name="Source_20_Text"><text:span text:style-name="T11">and </text:span></text:span><text:span text:style-name="Source_20_Text"><text:span text:style-name="T10">type</text:span></text:span><text:span text:style-name="Source_20_Text"><text:span text:style-name="T11">: </text:span></text:span><text:span text:style-name="Source_20_Text"><text:span text:style-name="T13">make package</text:span></text:span></text:p>
            </text:list-item>
          </text:list>
        </text:list-item>
      </text:list>
      <text:p text:style-name="P8"><text:span text:style-name="Source_20_Text"><text:span text:style-name="T11"/></text:span></text:p>
      <text:p text:style-name="P8"><text:span text:style-name="Source_20_Text"><text:span text:style-name="T11"/></text:span></text:p>
      <text:p text:style-name="P9"><text:span text:style-name="Source_20_Text"><text:span text:style-name="T13"/></text:span></text:p>
      <text:p text:style-name="P9"><text:soft-page-break/><text:span text:style-name="Source_20_Text"><text:span text:style-name="T13"/></text:span></text:p>
      <text:list xml:id="list225731306967015" text:continue-numbering="true" text:style-name="L1">
        <text:list-item>
          <text:p text:style-name="P10"><text:span text:style-name="Source_20_Text"><text:span text:style-name="T32">Second step </text:span></text:span><text:span text:style-name="Source_20_Text"><text:span text:style-name="T33">(Windows)</text:span></text:span><text:span text:style-name="Source_20_Text"><text:span text:style-name="T32">: </text:span></text:span><text:span text:style-name="Source_20_Text"><text:span text:style-name="T30">Configure and generate ’CodeBlocks-MinGW </text:span></text:span><text:span text:style-name="Source_20_Text"><text:span text:style-name="T38">Makefiles</text:span></text:span><text:span text:style-name="Source_20_Text"><text:span text:style-name="T30">’ using Cmake.</text:span></text:span></text:p>
        </text:list-item>
        <text:list-item>
          <text:p text:style-name="P10"><text:span text:style-name="Source_20_Text"><text:span text:style-name="T32">Second step </text:span></text:span><text:span text:style-name="Source_20_Text"><text:span text:style-name="T33">(Linux and Mac</text:span></text:span><text:span text:style-name="Source_20_Text"><text:span text:style-name="T38">)</text:span></text:span><text:span text:style-name="Source_20_Text"><text:span text:style-name="T32">: </text:span></text:span><text:span text:style-name="Source_20_Text"><text:span text:style-name="T30">Configure and generate ’CodeBlocks-</text:span></text:span><text:span text:style-name="Source_20_Text"><text:span text:style-name="T38">Unix</text:span></text:span><text:span text:style-name="Source_20_Text"><text:span text:style-name="T30"> </text:span></text:span><text:span text:style-name="Source_20_Text"><text:span text:style-name="T38">Makefiles</text:span></text:span><text:span text:style-name="Source_20_Text"><text:span text:style-name="T30">’ using Cmake.</text:span></text:span></text:p>
          <text:list>
            <text:list-item>
              <text:p text:style-name="P11"><text:span text:style-name="Source_20_Text"><text:span text:style-name="T15">Change ’Where to build the binaries’ folder in Cmake (this must be </text:span></text:span><text:span text:style-name="Source_20_Text"><text:span text:style-name="T25">different folder</text:span></text:span><text:span text:style-name="Source_20_Text"><text:span text:style-name="T15"> as in first step).</text:span></text:span></text:p>
            </text:list-item>
            <text:list-item>
              <text:p text:style-name="P33"><text:span text:style-name="Source_20_Text"><text:span text:style-name="T4">Make sure you </text:span></text:span><text:span text:style-name="Source_20_Text"><text:span text:style-name="T5">enter</text:span></text:span><text:span text:style-name="Source_20_Text"><text:span text:style-name="T4"> the correct build type </text:span></text:span><text:span text:style-name="Source_20_Text"><text:span text:style-name="T5">for</text:span></text:span><text:span text:style-name="Source_20_Text"><text:span text:style-name="T4"> CMAKE_BUILD_TYPE variable </text:span></text:span><text:span text:style-name="Source_20_Text"><text:span text:style-name="T5">(this can be </text:span></text:span><text:span text:style-name="Source_20_Text"><text:span text:style-name="T34">Debug</text:span></text:span><text:span text:style-name="Source_20_Text"><text:span text:style-name="T4"> or </text:span></text:span><text:span text:style-name="Source_20_Text"><text:span text:style-name="T34">Release</text:span></text:span><text:span text:style-name="Source_20_Text"><text:span text:style-name="T5">),</text:span></text:span><text:span text:style-name="Source_20_Text"><text:span text:style-name="T4"> </text:span></text:span><text:span text:style-name="Source_20_Text"><text:span text:style-name="T6">after</text:span></text:span><text:span text:style-name="Source_20_Text"><text:span text:style-name="T5"> performing ’Configure’ ste</text:span></text:span><text:span text:style-name="Source_20_Text"><text:span text:style-name="T7">p.</text:span></text:span></text:p>
            </text:list-item>
            <text:list-item>
              <text:p text:style-name="P33"><text:span text:style-name="Source_20_Text"><text:span text:style-name="T6">Select </text:span></text:span><text:span text:style-name="Source_20_Text"><text:span text:style-name="T5">’Configure’ ste</text:span></text:span><text:span text:style-name="Source_20_Text"><text:span text:style-name="T7">p </text:span></text:span><text:span text:style-name="Source_20_Text"><text:span text:style-name="T8">two times</text:span></text:span><text:span text:style-name="Source_20_Text"><text:span text:style-name="T6">.</text:span></text:span></text:p>
            </text:list-item>
            <text:list-item>
              <text:p text:style-name="P21"><text:span text:style-name="Source_20_Text"><text:span text:style-name="T4">Check that all SCOPEFUN variables are properly set </text:span></text:span><text:span text:style-name="Source_20_Text"><text:span text:style-name="T5">after ’</text:span></text:span><text:span text:style-name="Source_20_Text"><text:span text:style-name="T8">Configure</text:span></text:span><text:span text:style-name="Source_20_Text"><text:span text:style-name="T5">’ step. </text:span></text:span><text:span text:style-name="Source_20_Text"><text:span text:style-name="T4">There should be no red colored configuration variables or errors in cmake prior to generating choosen build system scripts.</text:span></text:span></text:p>
            </text:list-item>
            <text:list-item>
              <text:p text:style-name="P21"><text:span text:style-name="Source_20_Text"><text:span text:style-name="T9">Choose ’</text:span></text:span><text:span text:style-name="Source_20_Text"><text:span text:style-name="T8">G</text:span></text:span><text:span text:style-name="Source_20_Text"><text:span text:style-name="T9">enerate’.</text:span></text:span></text:p>
            </text:list-item>
            <text:list-item>
              <text:p text:style-name="P34"><text:span text:style-name="Source_20_Text"><text:span text:style-name="T6">Open</text:span></text:span><text:span text:style-name="Source_20_Text"><text:span text:style-name="T8"> generated project </text:span></text:span><text:span text:style-name="Source_20_Text"><text:span text:style-name="T16">with </text:span></text:span><text:span text:style-name="Source_20_Text"><text:span text:style-name="T8">Codeblocks </text:span></text:span><text:span text:style-name="Source_20_Text"><text:span text:style-name="T17">and</text:span></text:span><text:span text:style-name="Source_20_Text"><text:span text:style-name="T8"> </text:span></text:span><text:span text:style-name="Source_20_Text"><text:span text:style-name="T18">select target ’sfScope’</text:span></text:span></text:p>
            </text:list-item>
            <text:list-item>
              <text:p text:style-name="P35"><text:span text:style-name="Source_20_Text"><text:span text:style-name="T17">Go to Project options -</text:span></text:span><text:span text:style-name="Source_20_Text"><text:span text:style-name="T10">&gt;</text:span></text:span><text:span text:style-name="Source_20_Text"><text:span text:style-name="T17"> Build targets tab: change ’Execution working dir’</text:span></text:span><text:span text:style-name="Source_20_Text"><text:span text:style-name="T10"> to </text:span></text:span><text:span text:style-name="Source_20_Text"><text:span text:style-name="T17">project source folder</text:span></text:span></text:p>
            </text:list-item>
            <text:list-item>
              <text:p text:style-name="P35"><text:span text:style-name="Source_20_Text"><text:span text:style-name="T19">Y</text:span></text:span><text:span text:style-name="Source_20_Text"><text:span text:style-name="T17">ou can </text:span></text:span><text:span text:style-name="Source_20_Text"><text:span text:style-name="T19">now </text:span></text:span><text:span text:style-name="Source_20_Text"><text:span text:style-name="T17">build the project</text:span></text:span><text:span text:style-name="Source_20_Text"><text:span text:style-name="T20"> </text:span></text:span></text:p>
            </text:list-item>
          </text:list>
        </text:list-item>
      </text:list>
      <text:p text:style-name="P7"><text:span text:style-name="Source_20_Text"><text:span text:style-name="T39"/></text:span></text:p>
      <text:list xml:id="list225730802503505" text:continue-numbering="true" text:style-name="L1">
        <text:list-item>
          <text:p text:style-name="P36"><text:span text:style-name="Source_20_Text"><text:span text:style-name="T31">Open CodeBlocks IDE and compile or r</text:span></text:span><text:span text:style-name="Source_20_Text"><text:span text:style-name="T35">un MSYS command shell. </text:span></text:span></text:p>
          <text:p text:style-name="P36"><text:span text:style-name="Source_20_Text"><text:span text:style-name="T35"/></text:span></text:p>
          <text:list>
            <text:list-item>
              <text:p text:style-name="P37"><text:span text:style-name="Source_20_Text"><text:span text:style-name="T40">B</text:span></text:span><text:span text:style-name="Source_20_Text"><text:span text:style-name="T41">u</text:span></text:span><text:span text:style-name="Source_20_Text"><text:span text:style-name="T40">ild executable files</text:span></text:span><text:span text:style-name="Source_20_Text"><text:span text:style-name="T42">(Windows)</text:span></text:span><text:span text:style-name="Source_20_Text"><text:span text:style-name="T36">: </text:span></text:span><text:span text:style-name="Source_20_Text"><text:span text:style-name="T21"><text:s/></text:span></text:span><text:span text:style-name="Source_20_Text"><text:span text:style-name="T22">got to </text:span></text:span><text:span text:style-name="Source_20_Text"><text:span text:style-name="T44">build directory and type: mingw32-make <text:s/>-f makefile</text:span></text:span></text:p>
            </text:list-item>
            <text:list-item>
              <text:p text:style-name="P39"><text:span text:style-name="Source_20_Text"><text:span text:style-name="T40">B</text:span></text:span><text:span text:style-name="Source_20_Text"><text:span text:style-name="T41">u</text:span></text:span><text:span text:style-name="Source_20_Text"><text:span text:style-name="T40">ild installer package</text:span></text:span><text:span text:style-name="Source_20_Text"><text:span text:style-name="T42">(Windows)</text:span></text:span><text:span text:style-name="Source_20_Text"><text:span text:style-name="T41">: </text:span></text:span><text:span text:style-name="Source_20_Text"><text:span text:style-name="T45"><text:s/></text:span></text:span><text:span text:style-name="Source_20_Text"><text:span text:style-name="T44">got to build directory and type: mingw32-make package</text:span></text:span></text:p>
            </text:list-item>
            <text:list-item>
              <text:p text:style-name="P38"><text:span text:style-name="Source_20_Text"><text:span text:style-name="T40">B</text:span></text:span><text:span text:style-name="Source_20_Text"><text:span text:style-name="T41">u</text:span></text:span><text:span text:style-name="Source_20_Text"><text:span text:style-name="T40">ild source files package</text:span></text:span><text:span text:style-name="Source_20_Text"><text:span text:style-name="T42">(Windows)</text:span></text:span><text:span text:style-name="Source_20_Text"><text:span text:style-name="T41">: </text:span></text:span><text:span text:style-name="Source_20_Text"><text:span text:style-name="T45"><text:s/></text:span></text:span><text:span text:style-name="Source_20_Text"><text:span text:style-name="T44">got to build directory and type: mingw32-make package_source</text:span></text:span></text:p>
            </text:list-item>
            <text:list-item>
              <text:p text:style-name="P40"><text:span text:style-name="Source_20_Text"><text:span text:style-name="T40">B</text:span></text:span><text:span text:style-name="Source_20_Text"><text:span text:style-name="T41">u</text:span></text:span><text:span text:style-name="Source_20_Text"><text:span text:style-name="T40">ild executable files</text:span></text:span><text:span text:style-name="Source_20_Text"><text:span text:style-name="T42">(</text:span></text:span><text:span text:style-name="Source_20_Text"><text:span text:style-name="T43">Linux and Mac</text:span></text:span><text:span text:style-name="Source_20_Text"><text:span text:style-name="T42">)</text:span></text:span><text:span text:style-name="Source_20_Text"><text:span text:style-name="T41">: </text:span></text:span><text:span text:style-name="Source_20_Text"><text:span text:style-name="T45"><text:s/></text:span></text:span><text:span text:style-name="Source_20_Text"><text:span text:style-name="T44">got to build directory and type: make <text:s/>-f makefile</text:span></text:span></text:p>
            </text:list-item>
            <text:list-item>
              <text:p text:style-name="P39"><text:span text:style-name="Source_20_Text"><text:span text:style-name="T40">B</text:span></text:span><text:span text:style-name="Source_20_Text"><text:span text:style-name="T41">u</text:span></text:span><text:span text:style-name="Source_20_Text"><text:span text:style-name="T40">ild installer package</text:span></text:span><text:span text:style-name="Source_20_Text"><text:span text:style-name="T42">(</text:span></text:span><text:span text:style-name="Source_20_Text"><text:span text:style-name="T43">Linux and Mac</text:span></text:span><text:span text:style-name="Source_20_Text"><text:span text:style-name="T42">)</text:span></text:span><text:span text:style-name="Source_20_Text"><text:span text:style-name="T41">: </text:span></text:span><text:span text:style-name="Source_20_Text"><text:span text:style-name="T45"><text:s/></text:span></text:span><text:span text:style-name="Source_20_Text"><text:span text:style-name="T44">got to build directory and type: make package</text:span></text:span></text:p>
            </text:list-item>
            <text:list-item>
              <text:p text:style-name="P39"><text:span text:style-name="Source_20_Text"><text:span text:style-name="T40">B</text:span></text:span><text:span text:style-name="Source_20_Text"><text:span text:style-name="T41">u</text:span></text:span><text:span text:style-name="Source_20_Text"><text:span text:style-name="T40">ild source files package</text:span></text:span><text:span text:style-name="Source_20_Text"><text:span text:style-name="T42">(</text:span></text:span><text:span text:style-name="Source_20_Text"><text:span text:style-name="T43">Linux and Mac</text:span></text:span><text:span text:style-name="Source_20_Text"><text:span text:style-name="T42">)</text:span></text:span><text:span text:style-name="Source_20_Text"><text:span text:style-name="T41">: </text:span></text:span><text:span text:style-name="Source_20_Text"><text:span text:style-name="T45"><text:s/></text:span></text:span><text:span text:style-name="Source_20_Text"><text:span text:style-name="T44">got to build directory and type: make package_source</text:span></text:span></text:p>
            </text:list-item>
          </text:list>
        </text:list-item>
      </text:list>
      <text:p text:style-name="P6"><text:span text:style-name="Source_20_Text"><text:span text:style-name="T23"/></text:span></text:p>
      <text:list xml:id="list225731249130433" text:continue-numbering="true" text:style-name="L1">
        <text:list-item>
          <text:p text:style-name="P12"><text:span text:style-name="Source_20_Text"><text:span text:style-name="T37">Questions ? </text:span></text:span><text:span text:style-name="Source_20_Text"><text:span text:style-name="T24">Go to </text:span></text:span><text:a xlink:type="simple" xlink:href="http://www.scopefun.com/" text:style-name="Internet_20_link" text:visited-style-name="Visited_20_Internet_20_Link"><text:span text:style-name="Source_20_Text"><text:span text:style-name="T24">www.scopefun.com</text:span></text:span></text:a><text:span text:style-name="Source_20_Text"><text:span text:style-name="T24"> where you can join a forum or contact us by e-mail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 Mono" svg:font-family="'Ubuntu Mono'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20100000100000001008EC61584CF8A7EA0.png" xlink:type="simple" xlink:show="embed" xlink:actuate="onLoad"/>
    <draw:fill-image draw:name="icon_5f_512" draw:display-name="icon_512" xlink:href="Pictures/1000020100000200000002000AD42B01108BEAA4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654in" fo:margin-bottom="0.1654in" fo:margin-left="0.1654in" fo:margin-right="0.165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draw:fill-image-name="icon_5f_512" draw:fill-image-width="0in" draw:fill-image-height="0in" style:repeat="no-repeat" draw:fill-image-ref-point-x="0%" draw:fill-image-ref-point-y="0%" draw:fill-image-ref-point="center" draw:tile-repeat-offset="0% vertical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1in" fo:margin-left="0in" fo:margin-right="0in" fo:margin-bottom="0.0402in" style:shadow="none" style:dynamic-spacing="false" draw:fill="bitmap" draw:fill-image-name="icon_5f_512" draw:fill-image-width="0in" draw:fill-image-height="0in" style:repeat="no-repeat" draw:fill-image-ref-point-x="0%" draw:fill-image-ref-point-y="0%" draw:fill-image-ref-point="center" draw:tile-repeat-offset="0% vertical">
          <style:background-image xlink:href="Pictures/1000020100000200000002000AD42B01108BEAA4.pn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22:41:12.43</meta:creation-date>
    <dc:date>2019-11-11T22:57:29.175000000</dc:date>
    <meta:editing-duration>PT11H42M42S</meta:editing-duration>
    <meta:editing-cycles>108</meta:editing-cycles>
    <meta:generator>LibreOffice/6.2.5.2$Windows_X86_64 LibreOffice_project/1ec314fa52f458adc18c4f025c545a4e8b22c159</meta:generator>
    <meta:document-statistic meta:table-count="0" meta:image-count="0" meta:object-count="0" meta:page-count="2" meta:paragraph-count="49" meta:word-count="574" meta:character-count="3711" meta:non-whitespace-character-count="3215"/>
  </office:meta>
</office:document-meta>
</file>